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7" table:style-name="ta1">
        <table:table-column table:style-name="co1" table:default-cell-style-name="Default"/>
        <table:table-row table:style-name="ro1">
          <table:table-cell office:value-type="float" office:value="197392" calcext:value-type="float">
            <text:p>197392</text:p>
          </table:table-cell>
        </table:table-row>
      </table:table>
      <table:table table:name="VT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ight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3 ticks</text:p>
          </table:table-cell>
          <table:table-cell table:number-columns-repeated="6"/>
        </table:table-row>
        <table:table-row table:style-name="ro1">
          <table:table-cell office:value-type="float" office:value="223697" calcext:value-type="float">
            <text:p>223697</text:p>
          </table:table-cell>
          <table:table-cell office:value-type="float" office:value="2.36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376930" calcext:value-type="float">
            <text:p>37693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B4]/([.C4]/[.D4]*[.$B$2]+1-[.C4]/[.D4])" office:value-type="float" office:value="259355.504587156" calcext:value-type="float">
            <text:p>259355.504587156</text:p>
          </table:table-cell>
          <table:table-cell/>
          <table:table-cell office:value-type="float" office:value="179635" calcext:value-type="float">
            <text:p>17963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G4]/([.H4]/[.I4]*[.$B$2]+1-[.H4]/[.I4])" office:value-type="float" office:value="111960.872576177" calcext:value-type="float">
            <text:p>111960.872576177</text:p>
          </table:table-cell>
          <table:table-cell/>
        </table:table-row>
        <table:table-row table:style-name="ro1">
          <table:table-cell/>
          <table:table-cell office:value-type="float" office:value="435510" calcext:value-type="float">
            <text:p>4355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B5]/([.C5]/[.D5]*[.$B$2]+1-[.C5]/[.D5])" office:value-type="float" office:value="259232.142857143" calcext:value-type="float">
            <text:p>259232.142857143</text:p>
          </table:table-cell>
          <table:table-cell/>
          <table:table-cell office:value-type="float" office:value="154154" calcext:value-type="float">
            <text:p>15415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[.G5]/([.H5]/[.I5]*[.$B$2]+1-[.H5]/[.I5])" office:value-type="float" office:value="111885.967741935" calcext:value-type="float">
            <text:p>111885.967741935</text:p>
          </table:table-cell>
          <table:table-cell/>
        </table:table-row>
        <table:table-row table:style-name="ro1">
          <table:table-cell/>
          <table:table-cell office:value-type="float" office:value="431874" calcext:value-type="float">
            <text:p>43187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B6]/([.C6]/[.D6]*[.$B$2]+1-[.C6]/[.D6])" office:value-type="float" office:value="257067.857142857" calcext:value-type="float">
            <text:p>257067.857142857</text:p>
          </table:table-cell>
          <table:table-cell/>
          <table:table-cell office:value-type="float" office:value="181471" calcext:value-type="float">
            <text:p>18147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G6]/([.H6]/[.I6]*[.$B$2]+1-[.H6]/[.I6])" office:value-type="float" office:value="113105.193905817" calcext:value-type="float">
            <text:p>113105.193905817</text:p>
          </table:table-cell>
          <table:table-cell/>
        </table:table-row>
        <table:table-row table:style-name="ro1">
          <table:table-cell/>
          <table:table-cell office:value-type="float" office:value="432699" calcext:value-type="float">
            <text:p>43269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B7]/([.C7]/[.D7]*[.$B$2]+1-[.C7]/[.D7])" office:value-type="float" office:value="257558.928571429" calcext:value-type="float">
            <text:p>257558.928571429</text:p>
          </table:table-cell>
          <table:table-cell/>
          <table:table-cell office:value-type="float" office:value="204779" calcext:value-type="float">
            <text:p>20477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G7]/([.H7]/[.I7]*[.$B$2]+1-[.H7]/[.I7])" office:value-type="float" office:value="111833.191747573" calcext:value-type="float">
            <text:p>111833.191747573</text:p>
          </table:table-cell>
          <table:table-cell/>
        </table:table-row>
        <table:table-row table:style-name="ro1">
          <table:table-cell/>
          <table:table-cell office:value-type="float" office:value="375103" calcext:value-type="float">
            <text:p>37510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B8]/([.C8]/[.D8]*[.$B$2]+1-[.C8]/[.D8])" office:value-type="float" office:value="268570.167064439" calcext:value-type="float">
            <text:p>268570.167064439</text:p>
          </table:table-cell>
          <table:table-cell/>
          <table:table-cell office:value-type="float" office:value="180129" calcext:value-type="float">
            <text:p>18012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G8]/([.H8]/[.I8]*[.$B$2]+1-[.H8]/[.I8])" office:value-type="float" office:value="112268.767313019" calcext:value-type="float">
            <text:p>112268.767313019</text:p>
          </table:table-cell>
          <table:table-cell/>
        </table:table-row>
        <table:table-row table:style-name="ro1">
          <table:table-cell/>
          <table:table-cell office:value-type="float" office:value="419146" calcext:value-type="float">
            <text:p>41914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B9]/([.C9]/[.D9]*[.$B$2]+1-[.C9]/[.D9])" office:value-type="float" office:value="267540" calcext:value-type="float">
            <text:p>26754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9]/([.H9]/[.I9]*[.$B$2]+1-[.H9]/[.I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41518" calcext:value-type="float">
            <text:p>3415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B10]/([.C10]/[.D10]*[.$B$2]+1-[.C10]/[.D10])" office:value-type="float" office:value="254864.179104478" calcext:value-type="float">
            <text:p>254864.17910447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10]/([.H10]/[.I10]*[.$B$2]+1-[.H10]/[.I1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00616" calcext:value-type="float">
            <text:p>40061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B11]/([.C11]/[.D11]*[.$B$2]+1-[.C11]/[.D11])" office:value-type="float" office:value="255712.340425532" calcext:value-type="float">
            <text:p>255712.34042553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11]/([.H11]/[.I11]*[.$B$2]+1-[.H11]/[.I1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48000" calcext:value-type="float">
            <text:p>44800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[.B12]/([.C12]/[.D12]*[.$B$2]+1-[.C12]/[.D12])" office:value-type="float" office:value="257965.451055662" calcext:value-type="float">
            <text:p>257965.45105566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12]/([.H12]/[.I12]*[.$B$2]+1-[.H12]/[.I1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14468" calcext:value-type="float">
            <text:p>41446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B13]/([.C13]/[.D13]*[.$B$2]+1-[.C13]/[.D13])" office:value-type="float" office:value="224036.756756757" calcext:value-type="float">
            <text:p>224036.75675675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13]/([.H13]/[.I13]*[.$B$2]+1-[.H13]/[.I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AVERAGE([.E4:.E13])" office:value-type="float" office:value="256190.332756545" calcext:value-type="float">
            <text:p>256190.332756545</text:p>
          </table:table-cell>
          <table:table-cell table:formula="of:=[.E14]/[.$D$2]" office:value-type="float" office:value="128095.166378273" calcext:value-type="float">
            <text:p>128095.166378273</text:p>
          </table:table-cell>
          <table:table-cell table:number-columns-repeated="3"/>
          <table:table-cell table:formula="of:=AVERAGE([.J4:.J13])" office:value-type="float" office:value="56105.3993284522" calcext:value-type="float">
            <text:p>56105.3993284522</text:p>
          </table:table-cell>
          <table:table-cell table:formula="of:=[.J14]/[.$D$2]" office:value-type="float" office:value="28052.6996642261" calcext:value-type="float">
            <text:p>28052.6996642261</text:p>
          </table:table-cell>
        </table:table-row>
        <table:table-row table:style-name="ro1">
          <table:table-cell table:number-columns-repeated="4"/>
          <table:table-cell table:style-name="ce1" table:formula="of:=STDEV([.E4:.E13])" office:value-type="float" office:value="12215.5634959577" calcext:value-type="float">
            <text:p>12215.6</text:p>
          </table:table-cell>
          <table:table-cell table:formula="of:=[.F14]/[.$A$2]" office:value-type="float" office:value="0.572628002960579" calcext:value-type="float">
            <text:p>0.572628002960579</text:p>
          </table:table-cell>
          <table:table-cell table:number-columns-repeated="4"/>
          <table:table-cell table:formula="of:=[.K14]/[.$A$2]" office:value-type="float" office:value="0.125404898877616" calcext:value-type="float">
            <text:p>0.125404898877616</text:p>
          </table:table-cell>
        </table:table-row>
      </table:table>
      <table:table table:name="WD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ight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3 ticks</text:p>
          </table:table-cell>
          <table:table-cell table:number-columns-repeated="6"/>
        </table:table-row>
        <table:table-row table:style-name="ro1">
          <table:table-cell office:value-type="float" office:value="223697" calcext:value-type="float">
            <text:p>223697</text:p>
          </table:table-cell>
          <table:table-cell office:value-type="float" office:value="2.36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585949" calcext:value-type="float">
            <text:p>585949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formula="of:=[.B4]/([.C4]/[.D4]*[.$B$2]+1-[.C4]/[.D4])" office:value-type="float" office:value="357642.015445939" calcext:value-type="float">
            <text:p>357642.015445939</text:p>
          </table:table-cell>
          <table:table-cell table:number-columns-repeated="4"/>
          <table:table-cell table:formula="of:=[.G4]/([.H4]/[.I4]*[.$B$2]+1-[.H4]/[.I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float" office:value="527730" calcext:value-type="float">
            <text:p>527730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B5]/([.C5]/[.D5]*[.$B$2]+1-[.C5]/[.D5])" office:value-type="float" office:value="358551.996672213" calcext:value-type="float">
            <text:p>358551.996672213</text:p>
          </table:table-cell>
          <table:table-cell table:number-columns-repeated="4"/>
          <table:table-cell table:formula="of:=[.G5]/([.H5]/[.I5]*[.$B$2]+1-[.H5]/[.I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float" office:value="564804" calcext:value-type="float">
            <text:p>564804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formula="of:=[.B6]/([.C6]/[.D6]*[.$B$2]+1-[.C6]/[.D6])" office:value-type="float" office:value="356825.631768953" calcext:value-type="float">
            <text:p>356825.631768953</text:p>
          </table:table-cell>
          <table:table-cell table:number-columns-repeated="4"/>
          <table:table-cell table:formula="of:=[.G6]/([.H6]/[.I6]*[.$B$2]+1-[.H6]/[.I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float" office:value="585662" calcext:value-type="float">
            <text:p>585662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formula="of:=[.B7]/([.C7]/[.D7]*[.$B$2]+1-[.C7]/[.D7])" office:value-type="float" office:value="357466.841056303" calcext:value-type="float">
            <text:p>357466.841056303</text:p>
          </table:table-cell>
          <table:table-cell table:number-columns-repeated="4"/>
          <table:table-cell table:formula="of:=[.G7]/([.H7]/[.I7]*[.$B$2]+1-[.H7]/[.I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float" office:value="652873" calcext:value-type="float">
            <text:p>652873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formula="of:=[.B8]/([.C8]/[.D8]*[.$B$2]+1-[.C8]/[.D8])" office:value-type="float" office:value="356244.732739421" calcext:value-type="float">
            <text:p>356244.732739421</text:p>
          </table:table-cell>
          <table:table-cell table:number-columns-repeated="4"/>
          <table:table-cell table:formula="of:=[.G8]/([.H8]/[.I8]*[.$B$2]+1-[.H8]/[.I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float" office:value="596510" calcext:value-type="float">
            <text:p>5965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[.B9]/([.C9]/[.D9]*[.$B$2]+1-[.C9]/[.D9])" office:value-type="float" office:value="352156.506024096" calcext:value-type="float">
            <text:p>352156.506024096</text:p>
          </table:table-cell>
          <table:table-cell table:number-columns-repeated="4"/>
          <table:table-cell table:formula="of:=[.G9]/([.H9]/[.I9]*[.$B$2]+1-[.H9]/[.I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float" office:value="586298" calcext:value-type="float">
            <text:p>586298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formula="of:=[.B10]/([.C10]/[.D10]*[.$B$2]+1-[.C10]/[.D10])" office:value-type="float" office:value="357855.032386647" calcext:value-type="float">
            <text:p>357855.032386647</text:p>
          </table:table-cell>
          <table:table-cell table:number-columns-repeated="4"/>
          <table:table-cell table:formula="of:=[.G10]/([.H10]/[.I10]*[.$B$2]+1-[.H10]/[.I1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float" office:value="560797" calcext:value-type="float">
            <text:p>56079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formula="of:=[.B11]/([.C11]/[.D11]*[.$B$2]+1-[.C11]/[.D11])" office:value-type="float" office:value="354294.133574007" calcext:value-type="float">
            <text:p>354294.133574007</text:p>
          </table:table-cell>
          <table:table-cell table:number-columns-repeated="4"/>
          <table:table-cell table:formula="of:=[.G11]/([.H11]/[.I11]*[.$B$2]+1-[.H11]/[.I1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float" office:value="536674" calcext:value-type="float">
            <text:p>53667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formula="of:=[.B12]/([.C12]/[.D12]*[.$B$2]+1-[.C12]/[.D12])" office:value-type="float" office:value="357880.048992923" calcext:value-type="float">
            <text:p>357880.048992923</text:p>
          </table:table-cell>
          <table:table-cell table:number-columns-repeated="4"/>
          <table:table-cell table:formula="of:=[.G12]/([.H12]/[.I12]*[.$B$2]+1-[.H12]/[.I1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float" office:value="603697" calcext:value-type="float">
            <text:p>60369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[.B13]/([.C13]/[.D13]*[.$B$2]+1-[.C13]/[.D13])" office:value-type="float" office:value="356399.43373494" calcext:value-type="float">
            <text:p>356399.43373494</text:p>
          </table:table-cell>
          <table:table-cell table:number-columns-repeated="4"/>
          <table:table-cell table:formula="of:=[.G13]/([.H13]/[.I13]*[.$B$2]+1-[.H13]/[.I1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table:formula="of:=AVERAGE([.E4:.E13])" office:value-type="float" office:value="356531.637239544" calcext:value-type="float">
            <text:p>356531.637239544</text:p>
          </table:table-cell>
          <table:table-cell table:formula="of:=[.E14]/[.$D$2]" office:value-type="float" office:value="118843.879079848" calcext:value-type="float">
            <text:p>118843.879079848</text:p>
          </table:table-cell>
          <table:table-cell table:number-columns-repeated="3"/>
          <table:table-cell table:formula="of:=AVERAGE([.J4:.J13])" office:value-type="string" office:string-value="" calcext:value-type="error">
            <text:p>#DIV/0!</text:p>
          </table:table-cell>
          <table:table-cell table:formula="of:=[.J14]/[.$D$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style-name="ce1" table:formula="of:=STDEV([.E4:.E13])" office:value-type="float" office:value="1946.31868171504" calcext:value-type="float">
            <text:p>1946.3</text:p>
          </table:table-cell>
          <table:table-cell table:formula="of:=[.F14]/[.$A$2]" office:value-type="float" office:value="0.531271671411991" calcext:value-type="float">
            <text:p>0.531271671411991</text:p>
          </table:table-cell>
          <table:table-cell table:number-columns-repeated="4"/>
          <table:table-cell table:formula="of:=[.K14]/[.$A$2]" office:value-type="string" office:string-value="" calcext:value-type="error">
            <text:p>#DIV/0!</text:p>
          </table:table-cell>
        </table:table-row>
      </table:table>
      <table:table table:name="WD DC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ight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3 ticks</text:p>
          </table:table-cell>
          <table:table-cell table:number-columns-repeated="6"/>
        </table:table-row>
        <table:table-row table:style-name="ro1">
          <table:table-cell office:value-type="float" office:value="223697" calcext:value-type="float">
            <text:p>223697</text:p>
          </table:table-cell>
          <table:table-cell office:value-type="float" office:value="2.36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328977" calcext:value-type="float">
            <text:p>32897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[.B4]/([.C4]/[.D4]*[.$B$2]+1-[.C4]/[.D4])" office:value-type="float" office:value="199668.121387283" calcext:value-type="float">
            <text:p>199668.121387283</text:p>
          </table:table-cell>
          <table:table-cell table:number-columns-repeated="4"/>
          <table:table-cell table:formula="of:=[.G4]/([.H4]/[.I4]*[.$B$2]+1-[.H4]/[.I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float" office:value="344090" calcext:value-type="float">
            <text:p>34409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5]/([.C5]/[.D5]*[.$B$2]+1-[.C5]/[.D5])" office:value-type="float" office:value="200942.436040045" calcext:value-type="float">
            <text:p>200942.436040045</text:p>
          </table:table-cell>
          <table:table-cell table:number-columns-repeated="4"/>
          <table:table-cell table:formula="of:=[.G5]/([.H5]/[.I5]*[.$B$2]+1-[.H5]/[.I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float" office:value="271730" calcext:value-type="float">
            <text:p>27173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B6]/([.C6]/[.D6]*[.$B$2]+1-[.C6]/[.D6])" office:value-type="float" office:value="205263.669064748" calcext:value-type="float">
            <text:p>205263.669064748</text:p>
          </table:table-cell>
          <table:table-cell table:number-columns-repeated="4"/>
          <table:table-cell table:formula="of:=[.G6]/([.H6]/[.I6]*[.$B$2]+1-[.H6]/[.I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float" office:value="318010" calcext:value-type="float">
            <text:p>3180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B7]/([.C7]/[.D7]*[.$B$2]+1-[.C7]/[.D7])" office:value-type="float" office:value="209479.611041405" calcext:value-type="float">
            <text:p>209479.611041405</text:p>
          </table:table-cell>
          <table:table-cell table:number-columns-repeated="4"/>
          <table:table-cell table:formula="of:=[.G7]/([.H7]/[.I7]*[.$B$2]+1-[.H7]/[.I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float" office:value="302651" calcext:value-type="float">
            <text:p>30265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B8]/([.C8]/[.D8]*[.$B$2]+1-[.C8]/[.D8])" office:value-type="float" office:value="199362.327478043" calcext:value-type="float">
            <text:p>199362.327478043</text:p>
          </table:table-cell>
          <table:table-cell table:number-columns-repeated="4"/>
          <table:table-cell table:formula="of:=[.G8]/([.H8]/[.I8]*[.$B$2]+1-[.H8]/[.I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float" office:value="292914" calcext:value-type="float">
            <text:p>29291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B9]/([.C9]/[.D9]*[.$B$2]+1-[.C9]/[.D9])" office:value-type="float" office:value="192948.368883312" calcext:value-type="float">
            <text:p>192948.368883312</text:p>
          </table:table-cell>
          <table:table-cell table:number-columns-repeated="4"/>
          <table:table-cell table:formula="of:=[.G9]/([.H9]/[.I9]*[.$B$2]+1-[.H9]/[.I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float" office:value="271553" calcext:value-type="float">
            <text:p>27155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B10]/([.C10]/[.D10]*[.$B$2]+1-[.C10]/[.D10])" office:value-type="float" office:value="195562.860082304" calcext:value-type="float">
            <text:p>195562.860082304</text:p>
          </table:table-cell>
          <table:table-cell table:number-columns-repeated="4"/>
          <table:table-cell table:formula="of:=[.G10]/([.H10]/[.I10]*[.$B$2]+1-[.H10]/[.I1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float" office:value="383105" calcext:value-type="float">
            <text:p>38310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[.B11]/([.C11]/[.D11]*[.$B$2]+1-[.C11]/[.D11])" office:value-type="float" office:value="207993.92450879" calcext:value-type="float">
            <text:p>207993.92450879</text:p>
          </table:table-cell>
          <table:table-cell table:number-columns-repeated="4"/>
          <table:table-cell table:formula="of:=[.G11]/([.H11]/[.I11]*[.$B$2]+1-[.H11]/[.I1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float" office:value="319422" calcext:value-type="float">
            <text:p>31942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B12]/([.C12]/[.D12]*[.$B$2]+1-[.C12]/[.D12])" office:value-type="float" office:value="201800.902527076" calcext:value-type="float">
            <text:p>201800.902527076</text:p>
          </table:table-cell>
          <table:table-cell table:number-columns-repeated="4"/>
          <table:table-cell table:formula="of:=[.G12]/([.H12]/[.I12]*[.$B$2]+1-[.H12]/[.I1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float" office:value="327656" calcext:value-type="float">
            <text:p>32765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B13]/([.C13]/[.D13]*[.$B$2]+1-[.C13]/[.D13])" office:value-type="float" office:value="209142.127659574" calcext:value-type="float">
            <text:p>209142.127659574</text:p>
          </table:table-cell>
          <table:table-cell table:number-columns-repeated="4"/>
          <table:table-cell table:formula="of:=[.G13]/([.H13]/[.I13]*[.$B$2]+1-[.H13]/[.I1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4"/>
          <table:table-cell table:formula="of:=AVERAGE([.E4:.E13])" office:value-type="float" office:value="202216.434867258" calcext:value-type="float">
            <text:p>202216.434867258</text:p>
          </table:table-cell>
          <table:table-cell table:formula="of:=[.E14]/[.$D$2]" office:value-type="float" office:value="168513.695722715" calcext:value-type="float">
            <text:p>168513.695722715</text:p>
          </table:table-cell>
          <table:table-cell table:number-columns-repeated="3"/>
          <table:table-cell table:formula="of:=AVERAGE([.J4:.J13])" office:value-type="string" office:string-value="" calcext:value-type="error">
            <text:p>#DIV/0!</text:p>
          </table:table-cell>
          <table:table-cell table:formula="of:=[.J14]/[.$D$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style-name="ce1" table:formula="of:=STDEV([.E4:.E13])" office:value-type="float" office:value="5676.33143288105" calcext:value-type="float">
            <text:p>5676.3</text:p>
          </table:table-cell>
          <table:table-cell table:formula="of:=[.F14]/[.$A$2]" office:value-type="float" office:value="0.753312273846834" calcext:value-type="float">
            <text:p>0.753312273846834</text:p>
          </table:table-cell>
          <table:table-cell table:number-columns-repeated="4"/>
          <table:table-cell table:formula="of:=[.K14]/[.$A$2]" office:value-type="string" office:string-value="" calcext:value-type="error">
            <text:p>#DIV/0!</text:p>
          </table:table-cell>
        </table:table-row>
      </table:table>
      <table:table table:name="Enflame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ight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3 ticks</text:p>
          </table:table-cell>
          <table:table-cell table:number-columns-repeated="6"/>
        </table:table-row>
        <table:table-row table:style-name="ro1">
          <table:table-cell office:value-type="float" office:value="223697" calcext:value-type="float">
            <text:p>223697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286774" calcext:value-type="float">
            <text:p>286774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[.B4]/([.C4]/[.D4]*[.$B$2]+1-[.C4]/[.D4])" office:value-type="float" office:value="159911.152416357" calcext:value-type="float">
            <text:p>159911.152416357</text:p>
          </table:table-cell>
          <table:table-cell/>
          <table:table-cell office:value-type="float" office:value="143222" calcext:value-type="float">
            <text:p>1432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4]/([.H4]/[.I4]*[.$B$2]+1-[.H4]/[.I4])" office:value-type="float" office:value="98547.247706422" calcext:value-type="float">
            <text:p>98547.247706422</text:p>
          </table:table-cell>
          <table:table-cell/>
        </table:table-row>
        <table:table-row table:style-name="ro1">
          <table:table-cell/>
          <table:table-cell office:value-type="float" office:value="297274" calcext:value-type="float">
            <text:p>297274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formula="of:=[.B5]/([.C5]/[.D5]*[.$B$2]+1-[.C5]/[.D5])" office:value-type="float" office:value="161679.115300943" calcext:value-type="float">
            <text:p>161679.11530094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5]/([.H5]/[.I5]*[.$B$2]+1-[.H5]/[.I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.B6]/([.C6]/[.D6]*[.$B$2]+1-[.C6]/[.D6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6]/([.H6]/[.I6]*[.$B$2]+1-[.H6]/[.I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.B7]/([.C7]/[.D7]*[.$B$2]+1-[.C7]/[.D7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7]/([.H7]/[.I7]*[.$B$2]+1-[.H7]/[.I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.B8]/([.C8]/[.D8]*[.$B$2]+1-[.C8]/[.D8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8]/([.H8]/[.I8]*[.$B$2]+1-[.H8]/[.I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.B9]/([.C9]/[.D9]*[.$B$2]+1-[.C9]/[.D9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9]/([.H9]/[.I9]*[.$B$2]+1-[.H9]/[.I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.B10]/([.C10]/[.D10]*[.$B$2]+1-[.C10]/[.D10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0]/([.H10]/[.I10]*[.$B$2]+1-[.H10]/[.I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.B11]/([.C11]/[.D11]*[.$B$2]+1-[.C11]/[.D11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1]/([.H11]/[.I11]*[.$B$2]+1-[.H11]/[.I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.B12]/([.C12]/[.D12]*[.$B$2]+1-[.C12]/[.D12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2]/([.H12]/[.I12]*[.$B$2]+1-[.H12]/[.I1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.B13]/([.C13]/[.D13]*[.$B$2]+1-[.C13]/[.D13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3]/([.H13]/[.I13]*[.$B$2]+1-[.H13]/[.I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AVERAGE([.E4:.E13])" office:value-type="float" office:value="32159.02677173" calcext:value-type="float">
            <text:p>32159.02677173</text:p>
          </table:table-cell>
          <table:table-cell table:formula="of:=[.E14]/[.$D$2]" office:value-type="float" office:value="32159.02677173" calcext:value-type="float">
            <text:p>32159.02677173</text:p>
          </table:table-cell>
          <table:table-cell table:number-columns-repeated="3"/>
          <table:table-cell table:formula="of:=AVERAGE([.J4:.J13])" office:value-type="float" office:value="9854.7247706422" calcext:value-type="float">
            <text:p>9854.7247706422</text:p>
          </table:table-cell>
          <table:table-cell table:formula="of:=[.J14]/[.$D$2]" office:value-type="float" office:value="9854.7247706422" calcext:value-type="float">
            <text:p>9854.7247706422</text:p>
          </table:table-cell>
        </table:table-row>
        <table:table-row table:style-name="ro1">
          <table:table-cell table:number-columns-repeated="4"/>
          <table:table-cell table:style-name="ce1" table:formula="of:=STDEV([.E4:.E13])" office:value-type="float" office:value="67798.4619315663" calcext:value-type="float">
            <text:p>67798.5</text:p>
          </table:table-cell>
          <table:table-cell table:formula="of:=[.F14]/[.$A$2]" office:value-type="float" office:value="0.143761546966343" calcext:value-type="float">
            <text:p>0.143761546966343</text:p>
          </table:table-cell>
          <table:table-cell table:number-columns-repeated="4"/>
          <table:table-cell table:formula="of:=[.K14]/[.$A$2]" office:value-type="float" office:value="0.0440538977753041" calcext:value-type="float">
            <text:p>0.0440538977753041</text:p>
          </table:table-cell>
        </table:table-row>
      </table:table>
      <table:table table:name="Inferno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ight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3 ticks</text:p>
          </table:table-cell>
          <table:table-cell table:number-columns-repeated="6"/>
        </table:table-row>
        <table:table-row table:style-name="ro1">
          <table:table-cell office:value-type="float" office:value="223697" calcext:value-type="float">
            <text:p>223697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248190" calcext:value-type="float">
            <text:p>24819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formula="of:=[.B4]/([.C4]/[.D4]*[.$B$2]+1-[.C4]/[.D4])" office:value-type="float" office:value="160744.81865285" calcext:value-type="float">
            <text:p>160744.81865285</text:p>
          </table:table-cell>
          <table:table-cell/>
          <table:table-cell office:value-type="float" office:value="143222" calcext:value-type="float">
            <text:p>1432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4]/([.H4]/[.I4]*[.$B$2]+1-[.H4]/[.I4])" office:value-type="float" office:value="98547.247706422" calcext:value-type="float">
            <text:p>98547.247706422</text:p>
          </table:table-cell>
          <table:table-cell/>
        </table:table-row>
        <table:table-row table:style-name="ro1">
          <table:table-cell/>
          <table:table-cell office:value-type="float" office:value="266389" calcext:value-type="float">
            <text:p>266389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formula="of:=[.B5]/([.C5]/[.D5]*[.$B$2]+1-[.C5]/[.D5])" office:value-type="float" office:value="160733.5076428" calcext:value-type="float">
            <text:p>160733.50764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5]/([.H5]/[.I5]*[.$B$2]+1-[.H5]/[.I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.B6]/([.C6]/[.D6]*[.$B$2]+1-[.C6]/[.D6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6]/([.H6]/[.I6]*[.$B$2]+1-[.H6]/[.I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.B7]/([.C7]/[.D7]*[.$B$2]+1-[.C7]/[.D7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7]/([.H7]/[.I7]*[.$B$2]+1-[.H7]/[.I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.B8]/([.C8]/[.D8]*[.$B$2]+1-[.C8]/[.D8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8]/([.H8]/[.I8]*[.$B$2]+1-[.H8]/[.I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.B9]/([.C9]/[.D9]*[.$B$2]+1-[.C9]/[.D9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9]/([.H9]/[.I9]*[.$B$2]+1-[.H9]/[.I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.B10]/([.C10]/[.D10]*[.$B$2]+1-[.C10]/[.D10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0]/([.H10]/[.I10]*[.$B$2]+1-[.H10]/[.I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.B11]/([.C11]/[.D11]*[.$B$2]+1-[.C11]/[.D11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1]/([.H11]/[.I11]*[.$B$2]+1-[.H11]/[.I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.B12]/([.C12]/[.D12]*[.$B$2]+1-[.C12]/[.D12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2]/([.H12]/[.I12]*[.$B$2]+1-[.H12]/[.I1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.B13]/([.C13]/[.D13]*[.$B$2]+1-[.C13]/[.D13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3]/([.H13]/[.I13]*[.$B$2]+1-[.H13]/[.I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AVERAGE([.E4:.E13])" office:value-type="float" office:value="32147.8326295649" calcext:value-type="float">
            <text:p>32147.8326295649</text:p>
          </table:table-cell>
          <table:table-cell table:formula="of:=[.E14]/[.$D$2]" office:value-type="float" office:value="32147.8326295649" calcext:value-type="float">
            <text:p>32147.8326295649</text:p>
          </table:table-cell>
          <table:table-cell table:number-columns-repeated="3"/>
          <table:table-cell table:formula="of:=AVERAGE([.J4:.J13])" office:value-type="float" office:value="9854.7247706422" calcext:value-type="float">
            <text:p>9854.7247706422</text:p>
          </table:table-cell>
          <table:table-cell table:formula="of:=[.J14]/[.$D$2]" office:value-type="float" office:value="9854.7247706422" calcext:value-type="float">
            <text:p>9854.7247706422</text:p>
          </table:table-cell>
        </table:table-row>
        <table:table-row table:style-name="ro1">
          <table:table-cell table:number-columns-repeated="4"/>
          <table:table-cell table:style-name="ce1" table:formula="of:=STDEV([.E4:.E13])" office:value-type="float" office:value="67773.5820173074" calcext:value-type="float">
            <text:p>67773.6</text:p>
          </table:table-cell>
          <table:table-cell table:formula="of:=[.F14]/[.$A$2]" office:value-type="float" office:value="0.143711505427274" calcext:value-type="float">
            <text:p>0.143711505427274</text:p>
          </table:table-cell>
          <table:table-cell table:number-columns-repeated="4"/>
          <table:table-cell table:formula="of:=[.K14]/[.$A$2]" office:value-type="float" office:value="0.0440538977753041" calcext:value-type="float">
            <text:p>0.0440538977753041</text:p>
          </table:table-cell>
        </table:table-row>
      </table:table>
      <table:table table:name="Stoke Flame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ight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12 ticks</text:p>
          </table:table-cell>
          <table:table-cell table:number-columns-repeated="6"/>
        </table:table-row>
        <table:table-row table:style-name="ro1">
          <table:table-cell office:value-type="float" office:value="130781" calcext:value-type="float">
            <text:p>130781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31624" calcext:value-type="float">
            <text:p>316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4]/([.C4]/[.D4]*[.$B$2]+1-[.C4]/[.D4])" office:value-type="float" office:value="31624" calcext:value-type="float">
            <text:p>31624</text:p>
          </table:table-cell>
          <table:table-cell/>
          <table:table-cell office:value-type="float" office:value="143222" calcext:value-type="float">
            <text:p>1432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4]/([.H4]/[.I4]*[.$B$2]+1-[.H4]/[.I4])" office:value-type="float" office:value="105829.064039409" calcext:value-type="float">
            <text:p>105829.064039409</text:p>
          </table:table-cell>
          <table:table-cell/>
        </table:table-row>
        <table:table-row table:style-name="ro1">
          <table:table-cell/>
          <table:table-cell office:value-type="float" office:value="31832" calcext:value-type="float">
            <text:p>3183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5]/([.C5]/[.D5]*[.$B$2]+1-[.C5]/[.D5])" office:value-type="float" office:value="31832" calcext:value-type="float">
            <text:p>3183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5]/([.H5]/[.I5]*[.$B$2]+1-[.H5]/[.I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ke→</text:p>
          </table:table-cell>
          <table:table-cell office:value-type="float" office:value="65693" calcext:value-type="float">
            <text:p>6569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[.B6]/([.C6]/[.D6]*[.$B$2]+1-[.C6]/[.D6])" office:value-type="float" office:value="60361.1026033691" calcext:value-type="float">
            <text:p>60361.102603369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6]/([.H6]/[.I6]*[.$B$2]+1-[.H6]/[.I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ferno→</text:p>
          </table:table-cell>
          <table:table-cell office:value-type="float" office:value="107484" calcext:value-type="float">
            <text:p>10748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formula="of:=[.B7]/([.C7]/[.D7]*[.$B$2]+1-[.C7]/[.D7])" office:value-type="float" office:value="102074.074074074" calcext:value-type="float">
            <text:p>102074.07407407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7]/([.H7]/[.I7]*[.$B$2]+1-[.H7]/[.I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B8]/([.C8]/[.D8]*[.$B$2]+1-[.C8]/[.D8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8]/([.H8]/[.I8]*[.$B$2]+1-[.H8]/[.I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B9]/([.C9]/[.D9]*[.$B$2]+1-[.C9]/[.D9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9]/([.H9]/[.I9]*[.$B$2]+1-[.H9]/[.I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B10]/([.C10]/[.D10]*[.$B$2]+1-[.C10]/[.D10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0]/([.H10]/[.I10]*[.$B$2]+1-[.H10]/[.I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B11]/([.C11]/[.D11]*[.$B$2]+1-[.C11]/[.D11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1]/([.H11]/[.I11]*[.$B$2]+1-[.H11]/[.I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B12]/([.C12]/[.D12]*[.$B$2]+1-[.C12]/[.D12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2]/([.H12]/[.I12]*[.$B$2]+1-[.H12]/[.I1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B13]/([.C13]/[.D13]*[.$B$2]+1-[.C13]/[.D13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3]/([.H13]/[.I13]*[.$B$2]+1-[.H13]/[.I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AVERAGE([.E4:.E13])" office:value-type="float" office:value="22589.1176677443" calcext:value-type="float">
            <text:p>22589.1176677443</text:p>
          </table:table-cell>
          <table:table-cell table:formula="of:=[.E14]/[.$D$2]" office:value-type="float" office:value="22589.1176677443" calcext:value-type="float">
            <text:p>22589.1176677443</text:p>
          </table:table-cell>
          <table:table-cell table:number-columns-repeated="3"/>
          <table:table-cell table:formula="of:=AVERAGE([.J4:.J13])" office:value-type="float" office:value="10582.9064039409" calcext:value-type="float">
            <text:p>10582.9064039409</text:p>
          </table:table-cell>
          <table:table-cell table:formula="of:=[.J14]/[.$D$2]" office:value-type="float" office:value="10582.9064039409" calcext:value-type="float">
            <text:p>10582.9064039409</text:p>
          </table:table-cell>
        </table:table-row>
        <table:table-row table:style-name="ro1">
          <table:table-cell table:number-columns-repeated="4"/>
          <table:table-cell table:style-name="ce1" table:formula="of:=STDEV([.E4:.E13])" office:value-type="float" office:value="34917.7613758417" calcext:value-type="float">
            <text:p>34917.8</text:p>
          </table:table-cell>
          <table:table-cell table:formula="of:=[.F14]/[.$A$2]" office:value-type="float" office:value="0.172724766347897" calcext:value-type="float">
            <text:p>0.172724766347897</text:p>
          </table:table-cell>
          <table:table-cell table:number-columns-repeated="4"/>
          <table:table-cell table:formula="of:=[.K14]/[.$A$2]" office:value-type="float" office:value="0.0809208249205992" calcext:value-type="float">
            <text:p>0.08092082492059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=&gt; stoke is 60% of inferno's damage</text:p>
          </table:table-cell>
          <table:table-cell table:number-columns-repeated="10"/>
        </table:table-row>
      </table:table>
      <table:table table:name="Flashpoint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ight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3 ticks</text:p>
          </table:table-cell>
          <table:table-cell table:number-columns-repeated="6"/>
        </table:table-row>
        <table:table-row table:style-name="ro1">
          <table:table-cell office:value-type="float" office:value="223697" calcext:value-type="float">
            <text:p>223697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62910" calcext:value-type="float">
            <text:p>1629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4]/([.C4]/[.D4]*[.$B$2]+1-[.C4]/[.D4])" office:value-type="float" office:value="128073.899371069" calcext:value-type="float">
            <text:p>128073.899371069</text:p>
          </table:table-cell>
          <table:table-cell/>
          <table:table-cell office:value-type="float" office:value="248661" calcext:value-type="float">
            <text:p>2486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G4]/([.H4]/[.I4]*[.$B$2]+1-[.H4]/[.I4])" office:value-type="float" office:value="130416.608391608" calcext:value-type="float">
            <text:p>130416.608391608</text:p>
          </table:table-cell>
          <table:table-cell/>
        </table:table-row>
        <table:table-row table:style-name="ro1">
          <table:table-cell/>
          <table:table-cell office:value-type="float" office:value="197288" calcext:value-type="float">
            <text:p>1972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5]/([.C5]/[.D5]*[.$B$2]+1-[.C5]/[.D5])" office:value-type="float" office:value="127777.202072539" calcext:value-type="float">
            <text:p>127777.20207253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5]/([.H5]/[.I5]*[.$B$2]+1-[.H5]/[.I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01683" calcext:value-type="float">
            <text:p>30168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]/([.C6]/[.D6]*[.$B$2]+1-[.C6]/[.D6])" office:value-type="float" office:value="127831.779661017" calcext:value-type="float">
            <text:p>127831.7796610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6]/([.H6]/[.I6]*[.$B$2]+1-[.H6]/[.I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8692" calcext:value-type="float">
            <text:p>1986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7]/([.C7]/[.D7]*[.$B$2]+1-[.C7]/[.D7])" office:value-type="float" office:value="128686.528497409" calcext:value-type="float">
            <text:p>128686.52849740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7]/([.H7]/[.I7]*[.$B$2]+1-[.H7]/[.I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65304" calcext:value-type="float">
            <text:p>2653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8]/([.C8]/[.D8]*[.$B$2]+1-[.C8]/[.D8])" office:value-type="float" office:value="127061.302681992" calcext:value-type="float">
            <text:p>127061.30268199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8]/([.H8]/[.I8]*[.$B$2]+1-[.H8]/[.I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62019" calcext:value-type="float">
            <text:p>2620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9]/([.C9]/[.D9]*[.$B$2]+1-[.C9]/[.D9])" office:value-type="float" office:value="125488.026819923" calcext:value-type="float">
            <text:p>125488.0268199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9]/([.H9]/[.I9]*[.$B$2]+1-[.H9]/[.I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3104" calcext:value-type="float">
            <text:p>193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10]/([.C10]/[.D10]*[.$B$2]+1-[.C10]/[.D10])" office:value-type="float" office:value="125067.357512953" calcext:value-type="float">
            <text:p>125067.3575129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0]/([.H10]/[.I10]*[.$B$2]+1-[.H10]/[.I1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4222" calcext:value-type="float">
            <text:p>2342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11]/([.C11]/[.D11]*[.$B$2]+1-[.C11]/[.D11])" office:value-type="float" office:value="128976.872246696" calcext:value-type="float">
            <text:p>128976.87224669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1]/([.H11]/[.I11]*[.$B$2]+1-[.H11]/[.I1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28392" calcext:value-type="float">
            <text:p>2283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12]/([.C12]/[.D12]*[.$B$2]+1-[.C12]/[.D12])" office:value-type="float" office:value="125766.519823789" calcext:value-type="float">
            <text:p>125766.51982378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2]/([.H12]/[.I12]*[.$B$2]+1-[.H12]/[.I1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1332" calcext:value-type="float">
            <text:p>2313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13]/([.C13]/[.D13]*[.$B$2]+1-[.C13]/[.D13])" office:value-type="float" office:value="127385.462555066" calcext:value-type="float">
            <text:p>127385.46255506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3]/([.H13]/[.I13]*[.$B$2]+1-[.H13]/[.I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AVERAGE([.E4:.E13])" office:value-type="float" office:value="127211.495124245" calcext:value-type="float">
            <text:p>127211.495124245</text:p>
          </table:table-cell>
          <table:table-cell table:formula="of:=[.E14]/[.$D$2]" office:value-type="float" office:value="127211.495124245" calcext:value-type="float">
            <text:p>127211.495124245</text:p>
          </table:table-cell>
          <table:table-cell table:number-columns-repeated="3"/>
          <table:table-cell table:formula="of:=AVERAGE([.J4:.J13])" office:value-type="float" office:value="13041.6608391608" calcext:value-type="float">
            <text:p>13041.6608391608</text:p>
          </table:table-cell>
          <table:table-cell table:formula="of:=[.J14]/[.$D$2]" office:value-type="float" office:value="13041.6608391608" calcext:value-type="float">
            <text:p>13041.6608391608</text:p>
          </table:table-cell>
        </table:table-row>
        <table:table-row table:style-name="ro1">
          <table:table-cell table:number-columns-repeated="4"/>
          <table:table-cell table:style-name="ce1" table:formula="of:=STDEV([.E4:.E13])" office:value-type="float" office:value="1351.9222252059" calcext:value-type="float">
            <text:p>1351.9</text:p>
          </table:table-cell>
          <table:table-cell table:formula="of:=[.F14]/[.$A$2]" office:value-type="float" office:value="0.568677698512923" calcext:value-type="float">
            <text:p>0.568677698512923</text:p>
          </table:table-cell>
          <table:table-cell table:number-columns-repeated="4"/>
          <table:table-cell table:formula="of:=[.K14]/[.$A$2]" office:value-type="float" office:value="0.0583005620958745" calcext:value-type="float">
            <text:p>0.0583005620958745</text:p>
          </table:table-cell>
        </table:table-row>
      </table:table>
      <table:table table:name="Backdraft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ight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3 ticks</text:p>
          </table:table-cell>
          <table:table-cell table:number-columns-repeated="6"/>
        </table:table-row>
        <table:table-row table:style-name="ro1">
          <table:table-cell office:value-type="float" office:value="223697" calcext:value-type="float">
            <text:p>223697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00115" calcext:value-type="float">
            <text:p>1001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4]/([.C4]/[.D4]*[.$B$2]+1-[.C4]/[.D4])" office:value-type="float" office:value="64841.3212435233" calcext:value-type="float">
            <text:p>64841.321243523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4]/([.H4]/[.I4]*[.$B$2]+1-[.H4]/[.I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8246" calcext:value-type="float">
            <text:p>982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5]/([.C5]/[.D5]*[.$B$2]+1-[.C5]/[.D5])" office:value-type="float" office:value="63630.829015544" calcext:value-type="float">
            <text:p>63630.82901554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5]/([.H5]/[.I5]*[.$B$2]+1-[.H5]/[.I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B6]/([.C6]/[.D6]*[.$B$2]+1-[.C6]/[.D6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6]/([.H6]/[.I6]*[.$B$2]+1-[.H6]/[.I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B7]/([.C7]/[.D7]*[.$B$2]+1-[.C7]/[.D7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7]/([.H7]/[.I7]*[.$B$2]+1-[.H7]/[.I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B8]/([.C8]/[.D8]*[.$B$2]+1-[.C8]/[.D8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8]/([.H8]/[.I8]*[.$B$2]+1-[.H8]/[.I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B9]/([.C9]/[.D9]*[.$B$2]+1-[.C9]/[.D9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9]/([.H9]/[.I9]*[.$B$2]+1-[.H9]/[.I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B10]/([.C10]/[.D10]*[.$B$2]+1-[.C10]/[.D10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0]/([.H10]/[.I10]*[.$B$2]+1-[.H10]/[.I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B11]/([.C11]/[.D11]*[.$B$2]+1-[.C11]/[.D11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1]/([.H11]/[.I11]*[.$B$2]+1-[.H11]/[.I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B12]/([.C12]/[.D12]*[.$B$2]+1-[.C12]/[.D12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2]/([.H12]/[.I12]*[.$B$2]+1-[.H12]/[.I1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B13]/([.C13]/[.D13]*[.$B$2]+1-[.C13]/[.D13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3]/([.H13]/[.I13]*[.$B$2]+1-[.H13]/[.I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AVERAGE([.E4:.E13])" office:value-type="float" office:value="12847.2150259067" calcext:value-type="float">
            <text:p>12847.2150259067</text:p>
          </table:table-cell>
          <table:table-cell table:formula="of:=[.E14]/[.$D$2]" office:value-type="float" office:value="12847.2150259067" calcext:value-type="float">
            <text:p>12847.2150259067</text:p>
          </table:table-cell>
          <table:table-cell table:number-columns-repeated="3"/>
          <table:table-cell table:formula="of:=AVERAGE([.J4:.J13])" office:value-type="float" office:value="0" calcext:value-type="float">
            <text:p>0</text:p>
          </table:table-cell>
          <table:table-cell table:formula="of:=[.J14]/[.$D$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" table:formula="of:=STDEV([.E4:.E13])" office:value-type="float" office:value="27085.8101484735" calcext:value-type="float">
            <text:p>27085.8</text:p>
          </table:table-cell>
          <table:table-cell table:formula="of:=[.F14]/[.$A$2]" office:value-type="float" office:value="0.0574313246306689" calcext:value-type="float">
            <text:p>0.0574313246306689</text:p>
          </table:table-cell>
          <table:table-cell table:number-columns-repeated="4"/>
          <table:table-cell table:formula="of:=[.K14]/[.$A$2]" office:value-type="float" office:value="0" calcext:value-type="float">
            <text:p>0</text:p>
          </table:table-cell>
        </table:table-row>
      </table:table>
      <table:table table:name="Flame Cascade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ight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3 ticks</text:p>
          </table:table-cell>
          <table:table-cell table:number-columns-repeated="6"/>
        </table:table-row>
        <table:table-row table:style-name="ro1">
          <table:table-cell office:value-type="float" office:value="223697" calcext:value-type="float">
            <text:p>223697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76098" calcext:value-type="float">
            <text:p>17609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4]/([.C4]/[.D4]*[.$B$2]+1-[.C4]/[.D4])" office:value-type="float" office:value="96970.2643171806" calcext:value-type="float">
            <text:p>96970.2643171806</text:p>
          </table:table-cell>
          <table:table-cell/>
          <table:table-cell office:value-type="float" office:value="150515" calcext:value-type="float">
            <text:p>1505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G4]/([.H4]/[.I4]*[.$B$2]+1-[.H4]/[.I4])" office:value-type="float" office:value="96073.4042553192" calcext:value-type="float">
            <text:p>96073.4042553192</text:p>
          </table:table-cell>
          <table:table-cell/>
        </table:table-row>
        <table:table-row table:style-name="ro1">
          <table:table-cell/>
          <table:table-cell office:value-type="float" office:value="181483" calcext:value-type="float">
            <text:p>18148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5]/([.C5]/[.D5]*[.$B$2]+1-[.C5]/[.D5])" office:value-type="float" office:value="99935.5726872247" calcext:value-type="float">
            <text:p>99935.5726872247</text:p>
          </table:table-cell>
          <table:table-cell/>
          <table:table-cell office:value-type="float" office:value="151297" calcext:value-type="float">
            <text:p>15129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G5]/([.H5]/[.I5]*[.$B$2]+1-[.H5]/[.I5])" office:value-type="float" office:value="96572.5531914894" calcext:value-type="float">
            <text:p>96572.5531914894</text:p>
          </table:table-cell>
          <table:table-cell/>
        </table:table-row>
        <table:table-row table:style-name="ro1">
          <table:table-cell/>
          <table:table-cell office:value-type="float" office:value="149509" calcext:value-type="float">
            <text:p>14950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B6]/([.C6]/[.D6]*[.$B$2]+1-[.C6]/[.D6])" office:value-type="float" office:value="101293.360433604" calcext:value-type="float">
            <text:p>101293.36043360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G6]/([.H6]/[.I6]*[.$B$2]+1-[.H6]/[.I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23432" calcext:value-type="float">
            <text:p>12343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B7]/([.C7]/[.D7]*[.$B$2]+1-[.C7]/[.D7])" office:value-type="float" office:value="97037.7358490566" calcext:value-type="float">
            <text:p>97037.735849056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G7]/([.H7]/[.I7]*[.$B$2]+1-[.H7]/[.I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5906" calcext:value-type="float">
            <text:p>15590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[.B8]/([.C8]/[.D8]*[.$B$2]+1-[.C8]/[.D8])" office:value-type="float" office:value="96715.8808933002" calcext:value-type="float">
            <text:p>96715.880893300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G8]/([.H8]/[.I8]*[.$B$2]+1-[.H8]/[.I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6243" calcext:value-type="float">
            <text:p>15624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[.B9]/([.C9]/[.D9]*[.$B$2]+1-[.C9]/[.D9])" office:value-type="float" office:value="96924.9379652605" calcext:value-type="float">
            <text:p>96924.937965260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G9]/([.H9]/[.I9]*[.$B$2]+1-[.H9]/[.I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8077" calcext:value-type="float">
            <text:p>16807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[.B10]/([.C10]/[.D10]*[.$B$2]+1-[.C10]/[.D10])" office:value-type="float" office:value="96153.8901601831" calcext:value-type="float">
            <text:p>96153.890160183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G10]/([.H10]/[.I10]*[.$B$2]+1-[.H10]/[.I1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6887" calcext:value-type="float">
            <text:p>15688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[.B11]/([.C11]/[.D11]*[.$B$2]+1-[.C11]/[.D11])" office:value-type="float" office:value="97324.4416873449" calcext:value-type="float">
            <text:p>97324.441687344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G11]/([.H11]/[.I11]*[.$B$2]+1-[.H11]/[.I1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8977" calcext:value-type="float">
            <text:p>16897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[.B12]/([.C12]/[.D12]*[.$B$2]+1-[.C12]/[.D12])" office:value-type="float" office:value="96668.7643020595" calcext:value-type="float">
            <text:p>96668.76430205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G12]/([.H12]/[.I12]*[.$B$2]+1-[.H12]/[.I1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9014" calcext:value-type="float">
            <text:p>14901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B13]/([.C13]/[.D13]*[.$B$2]+1-[.C13]/[.D13])" office:value-type="float" office:value="96511.6580310881" calcext:value-type="float">
            <text:p>96511.658031088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G13]/([.H13]/[.I13]*[.$B$2]+1-[.H13]/[.I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AVERAGE([.E4:.E13])" office:value-type="float" office:value="97553.6506326303" calcext:value-type="float">
            <text:p>97553.6506326303</text:p>
          </table:table-cell>
          <table:table-cell table:formula="of:=[.E14]/[.$D$2]" office:value-type="float" office:value="97553.6506326303" calcext:value-type="float">
            <text:p>97553.6506326303</text:p>
          </table:table-cell>
          <table:table-cell table:number-columns-repeated="3"/>
          <table:table-cell table:formula="of:=AVERAGE([.J4:.J13])" office:value-type="float" office:value="19264.5957446809" calcext:value-type="float">
            <text:p>19264.5957446809</text:p>
          </table:table-cell>
          <table:table-cell table:formula="of:=[.J14]/[.$D$2]" office:value-type="float" office:value="19264.5957446809" calcext:value-type="float">
            <text:p>19264.5957446809</text:p>
          </table:table-cell>
        </table:table-row>
        <table:table-row table:style-name="ro1">
          <table:table-cell table:number-columns-repeated="4"/>
          <table:table-cell table:style-name="ce1" table:formula="of:=STDEV([.E4:.E13])" office:value-type="float" office:value="1674.75590265835" calcext:value-type="float">
            <text:p>1674.8</text:p>
          </table:table-cell>
          <table:table-cell table:formula="of:=[.F14]/[.$A$2]" office:value-type="float" office:value="0.436097268325593" calcext:value-type="float">
            <text:p>0.436097268325593</text:p>
          </table:table-cell>
          <table:table-cell table:number-columns-repeated="4"/>
          <table:table-cell table:formula="of:=[.K14]/[.$A$2]" office:value-type="float" office:value="0.0861191511047571" calcext:value-type="float">
            <text:p>0.0861191511047571</text:p>
          </table:table-cell>
        </table:table-row>
      </table:table>
      <table:table table:name="Wildfire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ight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3 ticks</text:p>
          </table:table-cell>
          <table:table-cell table:number-columns-repeated="6"/>
        </table:table-row>
        <table:table-row table:style-name="ro1">
          <table:table-cell office:value-type="float" office:value="223697" calcext:value-type="float">
            <text:p>223697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85140" calcext:value-type="float">
            <text:p>1851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4]/([.C4]/[.D4]*[.$B$2]+1-[.C4]/[.D4])" office:value-type="float" office:value="101949.339207048" calcext:value-type="float">
            <text:p>101949.339207048</text:p>
          </table:table-cell>
          <table:table-cell/>
          <table:table-cell office:value-type="float" office:value="189393" calcext:value-type="float">
            <text:p>1893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G4]/([.H4]/[.I4]*[.$B$2]+1-[.H4]/[.I4])" office:value-type="float" office:value="99331.993006993" calcext:value-type="float">
            <text:p>99331.993006993</text:p>
          </table:table-cell>
          <table:table-cell/>
        </table:table-row>
        <table:table-row table:style-name="ro1">
          <table:table-cell/>
          <table:table-cell office:value-type="float" office:value="180689" calcext:value-type="float">
            <text:p>1806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5]/([.C5]/[.D5]*[.$B$2]+1-[.C5]/[.D5])" office:value-type="float" office:value="99498.3480176212" calcext:value-type="float">
            <text:p>99498.3480176212</text:p>
          </table:table-cell>
          <table:table-cell/>
          <table:table-cell office:value-type="float" office:value="194862" calcext:value-type="float">
            <text:p>1948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G5]/([.H5]/[.I5]*[.$B$2]+1-[.H5]/[.I5])" office:value-type="float" office:value="102200.34965035" calcext:value-type="float">
            <text:p>102200.34965035</text:p>
          </table:table-cell>
          <table:table-cell/>
        </table:table-row>
        <table:table-row table:style-name="ro1">
          <table:table-cell/>
          <table:table-cell office:value-type="float" office:value="154060" calcext:value-type="float">
            <text:p>1540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6]/([.C6]/[.D6]*[.$B$2]+1-[.C6]/[.D6])" office:value-type="float" office:value="99779.792746114" calcext:value-type="float">
            <text:p>99779.7927461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6]/([.H6]/[.I6]*[.$B$2]+1-[.H6]/[.I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15393" calcext:value-type="float">
            <text:p>21539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7]/([.C7]/[.D7]*[.$B$2]+1-[.C7]/[.D7])" office:value-type="float" office:value="103157.567049808" calcext:value-type="float">
            <text:p>103157.56704980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7]/([.H7]/[.I7]*[.$B$2]+1-[.H7]/[.I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6302" calcext:value-type="float">
            <text:p>1863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8]/([.C8]/[.D8]*[.$B$2]+1-[.C8]/[.D8])" office:value-type="float" office:value="102589.207048458" calcext:value-type="float">
            <text:p>102589.20704845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8]/([.H8]/[.I8]*[.$B$2]+1-[.H8]/[.I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3876" calcext:value-type="float">
            <text:p>18387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9]/([.C9]/[.D9]*[.$B$2]+1-[.C9]/[.D9])" office:value-type="float" office:value="101253.303964758" calcext:value-type="float">
            <text:p>101253.30396475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9]/([.H9]/[.I9]*[.$B$2]+1-[.H9]/[.I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5494" calcext:value-type="float">
            <text:p>1554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10]/([.C10]/[.D10]*[.$B$2]+1-[.C10]/[.D10])" office:value-type="float" office:value="100708.549222798" calcext:value-type="float">
            <text:p>100708.54922279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0]/([.H10]/[.I10]*[.$B$2]+1-[.H10]/[.I1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32224" calcext:value-type="float">
            <text:p>132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11]/([.C11]/[.D11]*[.$B$2]+1-[.C11]/[.D11])" office:value-type="float" office:value="103949.685534591" calcext:value-type="float">
            <text:p>103949.68553459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1]/([.H11]/[.I11]*[.$B$2]+1-[.H11]/[.I1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8085" calcext:value-type="float">
            <text:p>1580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12]/([.C12]/[.D12]*[.$B$2]+1-[.C12]/[.D12])" office:value-type="float" office:value="102386.658031088" calcext:value-type="float">
            <text:p>102386.65803108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2]/([.H12]/[.I12]*[.$B$2]+1-[.H12]/[.I1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2148" calcext:value-type="float">
            <text:p>1021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3]/([.C13]/[.D13]*[.$B$2]+1-[.C13]/[.D13])" office:value-type="float" office:value="102148" calcext:value-type="float">
            <text:p>1021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3]/([.H13]/[.I13]*[.$B$2]+1-[.H13]/[.I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AVERAGE([.E4:.E13])" office:value-type="float" office:value="101742.045082229" calcext:value-type="float">
            <text:p>101742.045082229</text:p>
          </table:table-cell>
          <table:table-cell table:formula="of:=[.E14]/[.$D$2]" office:value-type="float" office:value="101742.045082229" calcext:value-type="float">
            <text:p>101742.045082229</text:p>
          </table:table-cell>
          <table:table-cell table:number-columns-repeated="3"/>
          <table:table-cell table:formula="of:=AVERAGE([.J4:.J13])" office:value-type="float" office:value="20153.2342657343" calcext:value-type="float">
            <text:p>20153.2342657343</text:p>
          </table:table-cell>
          <table:table-cell table:formula="of:=[.J14]/[.$D$2]" office:value-type="float" office:value="20153.2342657343" calcext:value-type="float">
            <text:p>20153.2342657343</text:p>
          </table:table-cell>
        </table:table-row>
        <table:table-row table:style-name="ro1">
          <table:table-cell table:number-columns-repeated="4"/>
          <table:table-cell table:style-name="ce1" table:formula="of:=STDEV([.E4:.E13])" office:value-type="float" office:value="1430.22727904818" calcext:value-type="float">
            <text:p>1430.2</text:p>
          </table:table-cell>
          <table:table-cell table:formula="of:=[.F14]/[.$A$2]" office:value-type="float" office:value="0.454820784732153" calcext:value-type="float">
            <text:p>0.454820784732153</text:p>
          </table:table-cell>
          <table:table-cell table:number-columns-repeated="4"/>
          <table:table-cell table:formula="of:=[.K14]/[.$A$2]" office:value-type="float" office:value="0.0900916608883189" calcext:value-type="float">
            <text:p>0.0900916608883189</text:p>
          </table:table-cell>
        </table:table-row>
      </table:table>
      <table:table table:name="Fireburst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ight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3 ticks</text:p>
          </table:table-cell>
          <table:table-cell table:number-columns-repeated="6"/>
        </table:table-row>
        <table:table-row table:style-name="ro1">
          <table:table-cell office:value-type="float" office:value="223697" calcext:value-type="float">
            <text:p>223697</text:p>
          </table:table-cell>
          <table:table-cell office:value-type="float" office:value="2.36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438342" calcext:value-type="float">
            <text:p>43834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B4]/([.C4]/[.D4]*[.$B$2]+1-[.C4]/[.D4])" office:value-type="float" office:value="232665.605095541" calcext:value-type="float">
            <text:p>232665.605095541</text:p>
          </table:table-cell>
          <table:table-cell/>
          <table:table-cell office:value-type="float" office:value="435568" calcext:value-type="float">
            <text:p>43556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G4]/([.H4]/[.I4]*[.$B$2]+1-[.H4]/[.I4])" office:value-type="float" office:value="228444.755244755" calcext:value-type="float">
            <text:p>228444.755244755</text:p>
          </table:table-cell>
          <table:table-cell/>
        </table:table-row>
        <table:table-row table:style-name="ro1">
          <table:table-cell/>
          <table:table-cell office:value-type="float" office:value="385188" calcext:value-type="float">
            <text:p>38518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5]/([.C5]/[.D5]*[.$B$2]+1-[.C5]/[.D5])" office:value-type="float" office:value="229278.571428571" calcext:value-type="float">
            <text:p>229278.571428571</text:p>
          </table:table-cell>
          <table:table-cell/>
          <table:table-cell office:value-type="float" office:value="351434" calcext:value-type="float">
            <text:p>35143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G5]/([.H5]/[.I5]*[.$B$2]+1-[.H5]/[.I5])" office:value-type="float" office:value="224319.574468085" calcext:value-type="float">
            <text:p>224319.574468085</text:p>
          </table:table-cell>
          <table:table-cell/>
        </table:table-row>
        <table:table-row table:style-name="ro1">
          <table:table-cell/>
          <table:table-cell office:value-type="float" office:value="340774" calcext:value-type="float">
            <text:p>34077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B6]/([.C6]/[.D6]*[.$B$2]+1-[.C6]/[.D6])" office:value-type="float" office:value="230876.693766938" calcext:value-type="float">
            <text:p>230876.6937669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G6]/([.H6]/[.I6]*[.$B$2]+1-[.H6]/[.I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19408" calcext:value-type="float">
            <text:p>41940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7]/([.C7]/[.D7]*[.$B$2]+1-[.C7]/[.D7])" office:value-type="float" office:value="230951.54185022" calcext:value-type="float">
            <text:p>230951.5418502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G7]/([.H7]/[.I7]*[.$B$2]+1-[.H7]/[.I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37549" calcext:value-type="float">
            <text:p>4375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B8]/([.C8]/[.D8]*[.$B$2]+1-[.C8]/[.D8])" office:value-type="float" office:value="232244.692144374" calcext:value-type="float">
            <text:p>232244.69214437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G8]/([.H8]/[.I8]*[.$B$2]+1-[.H8]/[.I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32786" calcext:value-type="float">
            <text:p>43278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B9]/([.C9]/[.D9]*[.$B$2]+1-[.C9]/[.D9])" office:value-type="float" office:value="229716.560509554" calcext:value-type="float">
            <text:p>229716.56050955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G9]/([.H9]/[.I9]*[.$B$2]+1-[.H9]/[.I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88824" calcext:value-type="float">
            <text:p>38882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10]/([.C10]/[.D10]*[.$B$2]+1-[.C10]/[.D10])" office:value-type="float" office:value="231442.857142857" calcext:value-type="float">
            <text:p>231442.85714285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G10]/([.H10]/[.I10]*[.$B$2]+1-[.H10]/[.I1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31877" calcext:value-type="float">
            <text:p>43187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B11]/([.C11]/[.D11]*[.$B$2]+1-[.C11]/[.D11])" office:value-type="float" office:value="229234.076433121" calcext:value-type="float">
            <text:p>229234.07643312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G11]/([.H11]/[.I11]*[.$B$2]+1-[.H11]/[.I1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95110" calcext:value-type="float">
            <text:p>3951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[.B12]/([.C12]/[.D12]*[.$B$2]+1-[.C12]/[.D12])" office:value-type="float" office:value="226035.469107552" calcext:value-type="float">
            <text:p>226035.46910755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G12]/([.H12]/[.I12]*[.$B$2]+1-[.H12]/[.I1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90817" calcext:value-type="float">
            <text:p>3908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13]/([.C13]/[.D13]*[.$B$2]+1-[.C13]/[.D13])" office:value-type="float" office:value="232629.166666667" calcext:value-type="float">
            <text:p>232629.16666666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G13]/([.H13]/[.I13]*[.$B$2]+1-[.H13]/[.I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AVERAGE([.E4:.E13])" office:value-type="float" office:value="230507.52341454" calcext:value-type="float">
            <text:p>230507.52341454</text:p>
          </table:table-cell>
          <table:table-cell table:formula="of:=[.E14]/[.$D$2]" office:value-type="float" office:value="115253.76170727" calcext:value-type="float">
            <text:p>115253.76170727</text:p>
          </table:table-cell>
          <table:table-cell table:number-columns-repeated="3"/>
          <table:table-cell table:formula="of:=AVERAGE([.J4:.J13])" office:value-type="float" office:value="45276.432971284" calcext:value-type="float">
            <text:p>45276.432971284</text:p>
          </table:table-cell>
          <table:table-cell table:formula="of:=[.J14]/[.$D$2]" office:value-type="float" office:value="22638.216485642" calcext:value-type="float">
            <text:p>22638.216485642</text:p>
          </table:table-cell>
        </table:table-row>
        <table:table-row table:style-name="ro1">
          <table:table-cell table:number-columns-repeated="4"/>
          <table:table-cell table:style-name="ce1" table:formula="of:=STDEV([.E4:.E13])" office:value-type="float" office:value="2031.46395955509" calcext:value-type="float">
            <text:p>2031.5</text:p>
          </table:table-cell>
          <table:table-cell table:formula="of:=[.F14]/[.$A$2]" office:value-type="float" office:value="0.515222652549072" calcext:value-type="float">
            <text:p>0.515222652549072</text:p>
          </table:table-cell>
          <table:table-cell table:number-columns-repeated="4"/>
          <table:table-cell table:formula="of:=[.K14]/[.$A$2]" office:value-type="float" office:value="0.101200358009459" calcext:value-type="float">
            <text:p>0.101200358009459</text:p>
          </table:table-cell>
        </table:table-row>
      </table:table>
      <table:table table:name="Mass Det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ight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3 ticks</text:p>
          </table:table-cell>
          <table:table-cell table:number-columns-repeated="6"/>
        </table:table-row>
        <table:table-row table:style-name="ro1">
          <table:table-cell office:value-type="float" office:value="223697" calcext:value-type="float">
            <text:p>223697</text:p>
          </table:table-cell>
          <table:table-cell office:value-type="float" office:value="2.36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343163" calcext:value-type="float">
            <text:p>3431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4]/([.C4]/[.D4]*[.$B$2]+1-[.C4]/[.D4])" office:value-type="float" office:value="188966.40969163" calcext:value-type="float">
            <text:p>188966.40969163</text:p>
          </table:table-cell>
          <table:table-cell/>
          <table:table-cell office:value-type="float" office:value="185675" calcext:value-type="float">
            <text:p>1856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G4]/([.H4]/[.I4]*[.$B$2]+1-[.H4]/[.I4])" office:value-type="float" office:value="185675" calcext:value-type="float">
            <text:p>185675</text:p>
          </table:table-cell>
          <table:table-cell/>
        </table:table-row>
        <table:table-row table:style-name="ro1">
          <table:table-cell/>
          <table:table-cell office:value-type="float" office:value="339182" calcext:value-type="float">
            <text:p>33918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5]/([.C5]/[.D5]*[.$B$2]+1-[.C5]/[.D5])" office:value-type="float" office:value="186774.22907489" calcext:value-type="float">
            <text:p>186774.22907489</text:p>
          </table:table-cell>
          <table:table-cell/>
          <table:table-cell office:value-type="float" office:value="279175" calcext:value-type="float">
            <text:p>2791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5]/([.H5]/[.I5]*[.$B$2]+1-[.H5]/[.I5])" office:value-type="float" office:value="192092.889908257" calcext:value-type="float">
            <text:p>192092.889908257</text:p>
          </table:table-cell>
          <table:table-cell/>
        </table:table-row>
        <table:table-row table:style-name="ro1">
          <table:table-cell/>
          <table:table-cell office:value-type="float" office:value="334052" calcext:value-type="float">
            <text:p>3340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6]/([.C6]/[.D6]*[.$B$2]+1-[.C6]/[.D6])" office:value-type="float" office:value="183949.339207048" calcext:value-type="float">
            <text:p>183949.3392070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6]/([.H6]/[.I6]*[.$B$2]+1-[.H6]/[.I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8957" calcext:value-type="float">
            <text:p>23895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7]/([.C7]/[.D7]*[.$B$2]+1-[.C7]/[.D7])" office:value-type="float" office:value="187859.27672956" calcext:value-type="float">
            <text:p>187859.2767295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7]/([.H7]/[.I7]*[.$B$2]+1-[.H7]/[.I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6791" calcext:value-type="float">
            <text:p>2367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8]/([.C8]/[.D8]*[.$B$2]+1-[.C8]/[.D8])" office:value-type="float" office:value="186156.446540881" calcext:value-type="float">
            <text:p>186156.44654088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8]/([.H8]/[.I8]*[.$B$2]+1-[.H8]/[.I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88799" calcext:value-type="float">
            <text:p>2887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9]/([.C9]/[.D9]*[.$B$2]+1-[.C9]/[.D9])" office:value-type="float" office:value="187045.984455959" calcext:value-type="float">
            <text:p>187045.98445595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9]/([.H9]/[.I9]*[.$B$2]+1-[.H9]/[.I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43372" calcext:value-type="float">
            <text:p>3433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10]/([.C10]/[.D10]*[.$B$2]+1-[.C10]/[.D10])" office:value-type="float" office:value="189081.497797357" calcext:value-type="float">
            <text:p>189081.49779735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0]/([.H10]/[.I10]*[.$B$2]+1-[.H10]/[.I1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38852" calcext:value-type="float">
            <text:p>3388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11]/([.C11]/[.D11]*[.$B$2]+1-[.C11]/[.D11])" office:value-type="float" office:value="186592.511013216" calcext:value-type="float">
            <text:p>186592.5110132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1]/([.H11]/[.I11]*[.$B$2]+1-[.H11]/[.I1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90839" calcext:value-type="float">
            <text:p>2908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12]/([.C12]/[.D12]*[.$B$2]+1-[.C12]/[.D12])" office:value-type="float" office:value="188367.227979275" calcext:value-type="float">
            <text:p>188367.22797927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2]/([.H12]/[.I12]*[.$B$2]+1-[.H12]/[.I1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94311" calcext:value-type="float">
            <text:p>2943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13]/([.C13]/[.D13]*[.$B$2]+1-[.C13]/[.D13])" office:value-type="float" office:value="190615.932642487" calcext:value-type="float">
            <text:p>190615.9326424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3]/([.H13]/[.I13]*[.$B$2]+1-[.H13]/[.I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AVERAGE([.E4:.E13])" office:value-type="float" office:value="187540.88551323" calcext:value-type="float">
            <text:p>187540.88551323</text:p>
          </table:table-cell>
          <table:table-cell table:formula="of:=[.E14]/[.$D$2]" office:value-type="float" office:value="93770.4427566151" calcext:value-type="float">
            <text:p>93770.4427566151</text:p>
          </table:table-cell>
          <table:table-cell table:number-columns-repeated="3"/>
          <table:table-cell table:formula="of:=AVERAGE([.J4:.J13])" office:value-type="float" office:value="37776.7889908257" calcext:value-type="float">
            <text:p>37776.7889908257</text:p>
          </table:table-cell>
          <table:table-cell table:formula="of:=[.J14]/[.$D$2]" office:value-type="float" office:value="18888.3944954128" calcext:value-type="float">
            <text:p>18888.3944954128</text:p>
          </table:table-cell>
        </table:table-row>
        <table:table-row table:style-name="ro1">
          <table:table-cell table:number-columns-repeated="4"/>
          <table:table-cell table:style-name="ce1" table:formula="of:=STDEV([.E4:.E13])" office:value-type="float" office:value="1861.71111731481" calcext:value-type="float">
            <text:p>1861.7</text:p>
          </table:table-cell>
          <table:table-cell table:formula="of:=[.F14]/[.$A$2]" office:value-type="float" office:value="0.419185070683179" calcext:value-type="float">
            <text:p>0.419185070683179</text:p>
          </table:table-cell>
          <table:table-cell table:number-columns-repeated="4"/>
          <table:table-cell table:formula="of:=[.K14]/[.$A$2]" office:value-type="float" office:value="0.0844374063819043" calcext:value-type="float">
            <text:p>0.0844374063819043</text:p>
          </table:table-cell>
        </table:table-row>
      </table:table>
      <table:table table:name="F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ight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3 ticks</text:p>
          </table:table-cell>
          <table:table-cell table:number-columns-repeated="6"/>
        </table:table-row>
        <table:table-row table:style-name="ro1">
          <table:table-cell office:value-type="float" office:value="223697" calcext:value-type="float">
            <text:p>223697</text:p>
          </table:table-cell>
          <table:table-cell office:value-type="float" office:value="2.36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261292" calcext:value-type="float">
            <text:p>26129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B4]/([.C4]/[.D4]*[.$B$2]+1-[.C4]/[.D4])" office:value-type="float" office:value="169230.569948187" calcext:value-type="float">
            <text:p>169230.569948187</text:p>
          </table:table-cell>
          <table:table-cell/>
          <table:table-cell office:value-type="float" office:value="185675" calcext:value-type="float">
            <text:p>1856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G4]/([.H4]/[.I4]*[.$B$2]+1-[.H4]/[.I4])" office:value-type="float" office:value="185675" calcext:value-type="float">
            <text:p>185675</text:p>
          </table:table-cell>
          <table:table-cell/>
        </table:table-row>
        <table:table-row table:style-name="ro1">
          <table:table-cell/>
          <table:table-cell office:value-type="float" office:value="330484" calcext:value-type="float">
            <text:p>3304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5]/([.C5]/[.D5]*[.$B$2]+1-[.C5]/[.D5])" office:value-type="float" office:value="169305.327868852" calcext:value-type="float">
            <text:p>169305.327868852</text:p>
          </table:table-cell>
          <table:table-cell/>
          <table:table-cell office:value-type="float" office:value="279175" calcext:value-type="float">
            <text:p>2791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5]/([.H5]/[.I5]*[.$B$2]+1-[.H5]/[.I5])" office:value-type="float" office:value="192092.889908257" calcext:value-type="float">
            <text:p>192092.8899082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B6]/([.C6]/[.D6]*[.$B$2]+1-[.C6]/[.D6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6]/([.H6]/[.I6]*[.$B$2]+1-[.H6]/[.I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B7]/([.C7]/[.D7]*[.$B$2]+1-[.C7]/[.D7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7]/([.H7]/[.I7]*[.$B$2]+1-[.H7]/[.I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B8]/([.C8]/[.D8]*[.$B$2]+1-[.C8]/[.D8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8]/([.H8]/[.I8]*[.$B$2]+1-[.H8]/[.I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B9]/([.C9]/[.D9]*[.$B$2]+1-[.C9]/[.D9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9]/([.H9]/[.I9]*[.$B$2]+1-[.H9]/[.I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B10]/([.C10]/[.D10]*[.$B$2]+1-[.C10]/[.D10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0]/([.H10]/[.I10]*[.$B$2]+1-[.H10]/[.I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B11]/([.C11]/[.D11]*[.$B$2]+1-[.C11]/[.D11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1]/([.H11]/[.I11]*[.$B$2]+1-[.H11]/[.I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B12]/([.C12]/[.D12]*[.$B$2]+1-[.C12]/[.D12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2]/([.H12]/[.I12]*[.$B$2]+1-[.H12]/[.I1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B13]/([.C13]/[.D13]*[.$B$2]+1-[.C13]/[.D13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3]/([.H13]/[.I13]*[.$B$2]+1-[.H13]/[.I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AVERAGE([.E4:.E13])" office:value-type="float" office:value="33853.5897817039" calcext:value-type="float">
            <text:p>33853.5897817039</text:p>
          </table:table-cell>
          <table:table-cell table:formula="of:=[.E14]/[.$D$2]" office:value-type="float" office:value="28211.3248180866" calcext:value-type="float">
            <text:p>28211.3248180866</text:p>
          </table:table-cell>
          <table:table-cell table:number-columns-repeated="3"/>
          <table:table-cell table:formula="of:=AVERAGE([.J4:.J13])" office:value-type="float" office:value="37776.7889908257" calcext:value-type="float">
            <text:p>37776.7889908257</text:p>
          </table:table-cell>
          <table:table-cell table:formula="of:=[.J14]/[.$D$2]" office:value-type="float" office:value="31480.6574923547" calcext:value-type="float">
            <text:p>31480.6574923547</text:p>
          </table:table-cell>
        </table:table-row>
        <table:table-row table:style-name="ro1">
          <table:table-cell table:number-columns-repeated="4"/>
          <table:table-cell table:style-name="ce1" table:formula="of:=STDEV([.E4:.E13])" office:value-type="float" office:value="71369.6359639875" calcext:value-type="float">
            <text:p>71369.6</text:p>
          </table:table-cell>
          <table:table-cell table:formula="of:=[.F14]/[.$A$2]" office:value-type="float" office:value="0.126114006080039" calcext:value-type="float">
            <text:p>0.126114006080039</text:p>
          </table:table-cell>
          <table:table-cell table:number-columns-repeated="4"/>
          <table:table-cell table:formula="of:=[.K14]/[.$A$2]" office:value-type="float" office:value="0.140729010636507" calcext:value-type="float">
            <text:p>0.140729010636507</text:p>
          </table:table-cell>
        </table:table-row>
      </table:table>
      <table:table table:name="Spontaneou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ight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3 ticks</text:p>
          </table:table-cell>
          <table:table-cell table:number-columns-repeated="6"/>
        </table:table-row>
        <table:table-row table:style-name="ro1">
          <table:table-cell office:value-type="float" office:value="223697" calcext:value-type="float">
            <text:p>223697</text:p>
          </table:table-cell>
          <table:table-cell office:value-type="float" office:value="2.36" calcext:value-type="float">
            <text:p>2.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51719" calcext:value-type="float">
            <text:p>5171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]/([.C4]/[.D4]*[.$B$2]+1-[.C4]/[.D4])" office:value-type="float" office:value="21914.8305084746" calcext:value-type="float">
            <text:p>21914.8305084746</text:p>
          </table:table-cell>
          <table:table-cell/>
          <table:table-cell office:value-type="float" office:value="185675" calcext:value-type="float">
            <text:p>1856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G4]/([.H4]/[.I4]*[.$B$2]+1-[.H4]/[.I4])" office:value-type="float" office:value="185675" calcext:value-type="float">
            <text:p>185675</text:p>
          </table:table-cell>
          <table:table-cell/>
        </table:table-row>
        <table:table-row table:style-name="ro1">
          <table:table-cell/>
          <table:table-cell office:value-type="float" office:value="22666" calcext:value-type="float">
            <text:p>22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]/([.C5]/[.D5]*[.$B$2]+1-[.C5]/[.D5])" office:value-type="float" office:value="22666" calcext:value-type="float">
            <text:p>22666</text:p>
          </table:table-cell>
          <table:table-cell/>
          <table:table-cell office:value-type="float" office:value="279175" calcext:value-type="float">
            <text:p>2791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5]/([.H5]/[.I5]*[.$B$2]+1-[.H5]/[.I5])" office:value-type="float" office:value="192092.889908257" calcext:value-type="float">
            <text:p>192092.889908257</text:p>
          </table:table-cell>
          <table:table-cell/>
        </table:table-row>
        <table:table-row table:style-name="ro1">
          <table:table-cell/>
          <table:table-cell office:value-type="float" office:value="48865" calcext:value-type="float">
            <text:p>488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]/([.C6]/[.D6]*[.$B$2]+1-[.C6]/[.D6])" office:value-type="float" office:value="20705.5084745763" calcext:value-type="float">
            <text:p>20705.508474576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6]/([.H6]/[.I6]*[.$B$2]+1-[.H6]/[.I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0542" calcext:value-type="float">
            <text:p>5054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]/([.C7]/[.D7]*[.$B$2]+1-[.C7]/[.D7])" office:value-type="float" office:value="21416.1016949153" calcext:value-type="float">
            <text:p>21416.10169491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7]/([.H7]/[.I7]*[.$B$2]+1-[.H7]/[.I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9884" calcext:value-type="float">
            <text:p>4988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]/([.C8]/[.D8]*[.$B$2]+1-[.C8]/[.D8])" office:value-type="float" office:value="21137.2881355932" calcext:value-type="float">
            <text:p>21137.288135593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8]/([.H8]/[.I8]*[.$B$2]+1-[.H8]/[.I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0041" calcext:value-type="float">
            <text:p>5004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]/([.C9]/[.D9]*[.$B$2]+1-[.C9]/[.D9])" office:value-type="float" office:value="21203.813559322" calcext:value-type="float">
            <text:p>21203.8135593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9]/([.H9]/[.I9]*[.$B$2]+1-[.H9]/[.I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4788" calcext:value-type="float">
            <text:p>547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0]/([.C10]/[.D10]*[.$B$2]+1-[.C10]/[.D10])" office:value-type="float" office:value="23215.2542372881" calcext:value-type="float">
            <text:p>23215.254237288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0]/([.H10]/[.I10]*[.$B$2]+1-[.H10]/[.I1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1152" calcext:value-type="float">
            <text:p>511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1]/([.C11]/[.D11]*[.$B$2]+1-[.C11]/[.D11])" office:value-type="float" office:value="21674.5762711864" calcext:value-type="float">
            <text:p>21674.576271186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1]/([.H11]/[.I11]*[.$B$2]+1-[.H11]/[.I1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915" calcext:value-type="float">
            <text:p>23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]/([.C12]/[.D12]*[.$B$2]+1-[.C12]/[.D12])" office:value-type="float" office:value="23915" calcext:value-type="float">
            <text:p>239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2]/([.H12]/[.I12]*[.$B$2]+1-[.H12]/[.I1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2800" calcext:value-type="float">
            <text:p>528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3]/([.C13]/[.D13]*[.$B$2]+1-[.C13]/[.D13])" office:value-type="float" office:value="22372.8813559322" calcext:value-type="float">
            <text:p>22372.88135593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3]/([.H13]/[.I13]*[.$B$2]+1-[.H13]/[.I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AVERAGE([.E4:.E13])*3" office:value-type="float" office:value="66066.3762711865" calcext:value-type="float">
            <text:p>66066.3762711865</text:p>
          </table:table-cell>
          <table:table-cell table:formula="of:=[.E14]/[.$D$2]" office:value-type="float" office:value="66066.3762711865" calcext:value-type="float">
            <text:p>66066.3762711865</text:p>
          </table:table-cell>
          <table:table-cell table:number-columns-repeated="3"/>
          <table:table-cell table:formula="of:=AVERAGE([.J4:.J13])" office:value-type="float" office:value="37776.7889908257" calcext:value-type="float">
            <text:p>37776.7889908257</text:p>
          </table:table-cell>
          <table:table-cell table:formula="of:=[.J14]/[.$D$2]" office:value-type="float" office:value="37776.7889908257" calcext:value-type="float">
            <text:p>37776.7889908257</text:p>
          </table:table-cell>
        </table:table-row>
        <table:table-row table:style-name="ro1">
          <table:table-cell table:number-columns-repeated="4"/>
          <table:table-cell table:style-name="ce1" table:formula="of:=STDEV([.E4:.E13])" office:value-type="float" office:value="1012.6836523724" calcext:value-type="float">
            <text:p>1012.7</text:p>
          </table:table-cell>
          <table:table-cell table:formula="of:=[.F14]/[.$A$2]" office:value-type="float" office:value="0.29533867808324" calcext:value-type="float">
            <text:p>0.29533867808324</text:p>
          </table:table-cell>
          <table:table-cell table:number-columns-repeated="4"/>
          <table:table-cell table:formula="of:=[.K14]/[.$A$2]" office:value-type="float" office:value="0.168874812763809" calcext:value-type="float">
            <text:p>0.168874812763809</text:p>
          </table:table-cell>
        </table:table-row>
        <table:table-row table:style-name="ro1">
          <table:table-cell table:number-columns-repeated="5"/>
          <table:table-cell table:formula="of:=[.F15]*2" office:value-type="float" office:value="0.590677356166479" calcext:value-type="float">
            <text:p>0.59067735616647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9T21:22:11.225000000</meta:creation-date>
    <dc:date>2023-06-02T00:25:24.745000000</dc:date>
    <meta:editing-duration>PT5H58M31S</meta:editing-duration>
    <meta:editing-cycles>43</meta:editing-cycles>
    <meta:generator>LibreOffice/7.5.0.3$Windows_X86_64 LibreOffice_project/c21113d003cd3efa8c53188764377a8272d9d6de</meta:generator>
    <meta:document-statistic meta:table-count="15" meta:cell-count="1015" meta:object-count="0"/>
  </office:meta>
</office:document-meta>
</file>